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8153" officeooo:paragraph-rsid="00038153"/>
    </style:style>
    <style:style style:name="P2" style:family="paragraph" style:parent-style-name="Standard" style:list-style-name="L1">
      <style:text-properties officeooo:rsid="00038153" officeooo:paragraph-rsid="00038153"/>
    </style:style>
    <style:style style:name="P3" style:family="paragraph" style:parent-style-name="Standard">
      <style:paragraph-properties fo:text-align="center" style:justify-single-word="false"/>
      <style:text-properties fo:font-size="32pt" officeooo:rsid="00038153" officeooo:paragraph-rsid="00038153" style:font-size-asian="32pt" style:font-size-complex="3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stema de Caixa Eletronico</text:p>
      <text:p text:style-name="P1"/>
      <text:p text:style-name="P1">1 – classe ContaBancaria</text:p>
      <text:p text:style-name="P1">recebe Saldo, </text:p>
      <text:p text:style-name="P1">executa Depósito</text:p>
      <text:p text:style-name="P1">executa Saque</text:p>
      <text:p text:style-name="P1"/>
      <text:p text:style-name="P1"/>
      <text:p text:style-name="P1"/>
      <text:p text:style-name="P1">------------------------------------------------------------------------------------------------------------------------</text:p>
      <text:list text:style-name="L1">
        <text:list-item>
          <text:p text:style-name="P2">Verifica as credenciais da pessoa (e fecha se passar da terceira tentativa)</text:p>
        </text:list-item>
        <text:list-item>
          <text:p text:style-name="P2">Somente após uma verificaçao (login), a classe ContaBancaria é usada livremente</text:p>
        </text:list-item>
        <text:list-item>
          <text:p text:style-name="P2">Selecionar a operaçao, Depositar, Sacar/Extrair</text:p>
        </text:list-item>
        <text:list-item>
          <text:p text:style-name="P2">Solicitar novamente a senha pra concluir a operaçao</text:p>
        </text:list-item>
        <text:list-item>
          <text:p text:style-name="P2">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6:14:49.492150337</meta:creation-date>
    <dc:date>2026-03-11T16:33:50.774026026</dc:date>
    <meta:editing-duration>PT8M3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55" meta:character-count="472" meta:non-whitespace-character-count="429"/>
  </office:meta>
</office:document-meta>
</file>